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20000006DE67DEE4A2478CB7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dp1" style:family="drawing-page"/>
    <style:style style:name="gr1" style:family="graphic" style:parent-style-name="無填入也無線條的物件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start="Dimension_20_Lines" draw:marker-end="Dimension_20_Lines" draw:fill="none" draw:textarea-vertical-align="middle"/>
    </style:style>
    <style:style style:name="gr4" style:family="graphic" style:parent-style-name="objectwithoutfill">
      <style:graphic-properties svg:stroke-color="#ed1c24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ce181e" fo:font-size="7pt" style:font-size-asian="7pt" style:font-size-complex="7pt"/>
    </style:style>
    <style:style style:name="P3" style:family="paragraph">
      <loext:graphic-properties draw:fill="none" draw:fill-color="#ffffff"/>
      <style:text-properties fo:color="#ce181e" fo:font-size="7pt" style:font-size-asian="7pt" style:font-size-complex="7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color="#ce181e" fo:font-size="6pt" style:font-size-asian="6pt" style:font-size-complex="6pt"/>
    </style:style>
    <style:style style:name="P6" style:family="paragraph">
      <loext:graphic-properties draw:fill="none" draw:fill-color="#ffffff"/>
      <style:text-properties fo:color="#ce181e" fo:font-size="6pt" style:font-size-asian="6pt" style:font-size-complex="6pt"/>
    </style:style>
    <style:style style:name="P7" style:family="paragraph">
      <style:text-properties fo:color="#ce181e"/>
    </style:style>
    <style:style style:name="P8" style:family="paragraph">
      <loext:graphic-properties draw:fill="none" draw:fill-color="#ffffff"/>
      <style:text-properties fo:color="#ce181e" fo:font-size="8pt" style:font-size-asian="8pt" style:font-size-complex="8pt"/>
    </style:style>
    <style:style style:name="T1" style:family="text">
      <style:text-properties fo:color="#ce181e" fo:font-size="7pt" style:font-size-asian="7pt" style:font-size-complex="7pt"/>
    </style:style>
    <style:style style:name="T2" style:family="text">
      <style:text-properties fo:color="#ce181e" fo:font-size="6pt" style:font-size-asian="6pt" style:font-size-complex="6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frame draw:style-name="gr1" draw:text-style-name="P1" draw:layer="layout" svg:width="6.397cm" svg:height="1.734cm" svg:x="1.742cm" svg:y="1.938cm">
          <draw:image xlink:href="Pictures/10000000000001920000006DE67DEE4A2478CB77.png" xlink:type="simple" xlink:show="embed" xlink:actuate="onLoad">
            <text:p/>
          </draw:image>
        </draw:frame>
        <draw:frame draw:style-name="gr2" draw:text-style-name="P3" draw:layer="layout" svg:width="1.334cm" svg:height="0.539cm" svg:x="0.666cm" svg:y="2.2cm">
          <draw:text-box>
            <text:p text:style-name="P2"><text:span text:style-name="T1">[15 </text:span><text:span text:style-name="T1">點</text:span><text:span text:style-name="T1">]</text:span></text:p>
          </draw:text-box>
        </draw:frame>
        <draw:line draw:style-name="gr3" draw:text-style-name="P4" draw:layer="layout" svg:x1="1.9cm" svg:y1="2.235cm" svg:x2="1.9cm" svg:y2="2.729cm">
          <text:p/>
        </draw:line>
        <draw:line draw:style-name="gr3" draw:text-style-name="P4" draw:layer="layout" svg:x1="1.9cm" svg:y1="3.237cm" svg:x2="1.9cm" svg:y2="3.237cm">
          <text:p/>
        </draw:line>
        <draw:line draw:style-name="gr3" draw:text-style-name="P4" draw:layer="layout" svg:x1="1.699cm" svg:y1="2.7cm" svg:x2="1.699cm" svg:y2="3.194cm">
          <text:p/>
        </draw:line>
        <draw:line draw:style-name="gr3" draw:text-style-name="P4" draw:layer="layout" svg:x1="1.9cm" svg:y1="3.166cm" svg:x2="1.9cm" svg:y2="3.413cm">
          <text:p/>
        </draw:line>
        <draw:frame draw:style-name="gr2" draw:text-style-name="P3" draw:layer="layout" svg:width="1.334cm" svg:height="0.539cm" svg:x="0.5cm" svg:y="2.7cm">
          <draw:text-box>
            <text:p text:style-name="P2"><text:span text:style-name="T1">[15 </text:span><text:span text:style-name="T1">點</text:span><text:span text:style-name="T1">]</text:span></text:p>
          </draw:text-box>
        </draw:frame>
        <draw:frame draw:style-name="gr2" draw:text-style-name="P6" draw:layer="layout" svg:width="1.285cm" svg:height="0.501cm" svg:x="1.815cm" svg:y="3cm">
          <draw:text-box>
            <text:p text:style-name="P5"><text:span text:style-name="T2">[7.5 </text:span><text:span text:style-name="T2">點</text:span><text:span text:style-name="T2">]</text:span></text:p>
          </draw:text-box>
        </draw:frame>
        <draw:line draw:style-name="gr4" draw:text-style-name="P4" draw:layer="layout" svg:x1="1cm" svg:y1="3.8cm" svg:x2="2.8cm" svg:y2="3.8cm">
          <text:p/>
        </draw:line>
        <draw:frame draw:style-name="gr2" draw:text-style-name="P8" draw:layer="layout" svg:width="2.875cm" svg:height="0.586cm" svg:x="1.025cm" svg:y="3.7cm">
          <draw:text-box>
            <text:p text:style-name="P7"><text:span text:style-name="T3">37.5 </text:span><text:span text:style-name="T3">點 </text:span><text:span text:style-name="T3">= 15 x 2.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 PL UMing TW" style:font-size-asian="24pt" style:language-asian="zh" style:country-asian="TW" style:font-name-complex="Noto Sans CJK T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18pt" style:font-style-asian="normal" style:font-weight-asian="normal" style:font-name-complex="Noto Sans CJK TC Regular" style:font-family-complex="'Noto Sans CJK T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9.88cm" fo:page-height="5.6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anklin Weng</meta:initial-creator>
    <meta:creation-date>2018-05-06T16:30:57.983038889</meta:creation-date>
    <dc:date>2018-05-06T16:44:45.662595905</dc:date>
    <dc:creator>Franklin Weng</dc:creator>
    <meta:editing-duration>PT2M56S</meta:editing-duration>
    <meta:editing-cycles>1</meta:editing-cycles>
    <meta:document-statistic meta:object-count="10"/>
    <meta:generator>LibreOffice/6.0.3.2$Linux_X86_64 LibreOffice_project/00m0$Build-2</meta:generator>
  </office:meta>
</office:document-meta>
</file>